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ffff" fo:font-size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weight="bold" style:font-size-asian="10.5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6pt" fo:font-weight="bold" style:font-size-asian="10.5pt" style:font-weight-asian="bold" style:font-size-complex="12pt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fo:font-size="18pt" fo:font-weight="bold" style:font-size-asian="10.5pt" style:font-weight-asian="bold" style:font-size-complex="12pt" style:font-weight-complex="bold"/>
    </style:style>
    <style:style style:name="T2" style:family="text">
      <style:text-properties fo:color="#ffffff" fo:font-size="16pt" fo:font-weight="bold" style:font-size-asian="10.5pt" style:font-weight-asian="bold" style:font-size-complex="12pt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0.8335in" fo:min-width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ff0000" draw:marker-start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_20_concave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_20_concave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_20_concave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start="Arrow_20_concave" draw:fill="none" draw:fill-color="#ffffff" draw:textarea-vertical-align="middle" fo:min-height="0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Arrow_20_concave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start="Arrow_20_concave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1.7815in" svg:height="0.8335in" svg:x="2.3673in" svg:y="0.2547in"><text:p/><draw:enhanced-geometry svg:viewBox="0 0 21600 21600" draw:type="rectangle" draw:enhanced-path="M 0 0 L 21600 0 21600 21600 0 21600 0 0 Z N"/></draw:custom-shape><draw:custom-shape text:anchor-type="paragraph" draw:z-index="1" draw:style-name="gr1" svg:width="1.7815in" svg:height="0.8335in" svg:x="0.6693in" svg:y="1.8902in"><text:p/><draw:enhanced-geometry svg:viewBox="0 0 21600 21600" draw:type="rectangle" draw:enhanced-path="M 0 0 L 21600 0 21600 21600 0 21600 0 0 Z N"/></draw:custom-shape><draw:custom-shape text:anchor-type="paragraph" draw:z-index="2" draw:style-name="gr1" svg:width="1.7815in" svg:height="0.8335in" svg:x="4.0236in" svg:y="1.8799in"><text:p/><draw:enhanced-geometry svg:viewBox="0 0 21600 21600" draw:type="rectangle" draw:enhanced-path="M 0 0 L 21600 0 21600 21600 0 21600 0 0 Z N"/></draw:custom-shape><draw:custom-shape text:anchor-type="paragraph" draw:z-index="3" draw:style-name="gr1" svg:width="1.7815in" svg:height="0.8335in" svg:x="2.3571in" svg:y="3.6299in"><text:p/><draw:enhanced-geometry svg:viewBox="0 0 21600 21600" draw:type="rectangle" draw:enhanced-path="M 0 0 L 21600 0 21600 21600 0 21600 0 0 Z N"/></draw:custom-shape><draw:line text:anchor-type="paragraph" draw:z-index="4" draw:style-name="gr2" draw:text-style-name="P2" svg:x1="4.8571in" svg:y1="1.7965in" svg:x2="4.2008in" svg:y2="1.1402in"><text:p/></draw:line><draw:line text:anchor-type="paragraph" draw:z-index="5" draw:style-name="gr2" draw:text-style-name="P2" svg:x1="1.5654in" svg:y1="1.8173in" svg:x2="2.3154in" svg:y2="1.1508in"><text:p/></draw:line><draw:line text:anchor-type="paragraph" draw:z-index="6" draw:style-name="gr2" draw:text-style-name="P2" svg:x1="3.1693in" svg:y1="3.6299in" svg:x2="2.0756in" svg:y2="2.828in"><text:p/></draw:line><draw:line text:anchor-type="paragraph" draw:z-index="7" draw:style-name="gr2" draw:text-style-name="P2" svg:x1="3.4508in" svg:y1="3.6299in" svg:x2="4.7528in" svg:y2="2.828in"><text:p/></draw:line><draw:frame text:anchor-type="paragraph" draw:z-index="8" draw:style-name="gr3" draw:text-style-name="P3" svg:width="1.1252in" svg:height="0.365in" svg:x="2.7008in" svg:y="0.4736in"><draw:text-box><text:p text:style-name="P2"><text:span text:style-name="T1">ulaz</text:span></text:p></draw:text-box></draw:frame><draw:frame text:anchor-type="paragraph" draw:z-index="9" draw:style-name="gr4" draw:text-style-name="P4" svg:width="0.9378in" svg:height="0.3024in" svg:x="4.4819in" svg:y="2.1402in"><draw:text-box><text:p text:style-name="P2"><text:span text:style-name="T2">burze</text:span></text:p></draw:text-box></draw:frame><draw:frame text:anchor-type="paragraph" draw:z-index="10" draw:style-name="gr5" draw:text-style-name="P4" svg:width="0.8024in" svg:height="0.2713in" svg:x="1.0965in" svg:y="2.1717in"><draw:text-box><text:p text:style-name="P2"><text:span text:style-name="T2">indexi</text:span></text:p></draw:text-box></draw:frame><draw:frame text:anchor-type="paragraph" draw:z-index="11" draw:style-name="gr6" draw:text-style-name="P6" svg:width="1.7815in" svg:height="0.8335in" svg:x="2.3571in" svg:y="3.6299in"><draw:text-box><text:p text:style-name="P5"><text:span text:style-name="T3">burzeUnijaIndexi</text:span></text:p></draw:text-box></draw:frame><draw:frame text:anchor-type="paragraph" draw:z-index="12" draw:style-name="gr7" draw:text-style-name="P7" svg:width="2.9795in" svg:height="0.2189in" svg:x="3.5654in" svg:y="1.2654in"><draw:text-box><text:p>ulaz.filter(redak -&gt; redak.contains("burza"))</text:p></draw:text-box></draw:frame><draw:frame text:anchor-type="paragraph" draw:z-index="13" draw:style-name="gr5" draw:text-style-name="P7" svg:width="3.0835in" svg:height="0.2713in" svg:x="0.128in" svg:y="1.2547in"><draw:text-box><text:p>ulaz.filter(redak -&gt; redak.contains("index"))</text:p></draw:text-box></draw:frame><draw:frame text:anchor-type="paragraph" draw:z-index="14" draw:style-name="gr8" draw:text-style-name="P8" svg:width="2.5835in" svg:height="0.2295in" svg:x="2.0756in" svg:y="2.9945in"><draw:text-box><text:p text:style-name="P2">burze.union(indexi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44:11.378292222</meta:creation-date>
    <dc:date>2016-05-08T17:55:12.861345953</dc:date>
    <meta:editing-duration>PT11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